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01d0" officeooo:paragraph-rsid="000b01d0"/>
    </style:style>
    <style:style style:name="P2" style:family="paragraph" style:parent-style-name="Standard">
      <style:text-properties style:font-name="Times New Roman" fo:font-size="16pt" officeooo:rsid="00091b72" officeooo:paragraph-rsid="00091b7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091b72" officeooo:paragraph-rsid="00091b7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rsid="00091b72" officeooo:paragraph-rsid="00091b7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0b01d0" officeooo:paragraph-rsid="000b01d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officeooo:rsid="000c704c" officeooo:paragraph-rsid="000c704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officeooo:rsid="000fa9e1" officeooo:paragraph-rsid="000fa9e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0fa9e1" officeooo:paragraph-rsid="000fa9e1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officeooo:rsid="001a2ece" officeooo:paragraph-rsid="001a2ec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weight="bold" officeooo:rsid="000b01d0" officeooo:paragraph-rsid="00091b7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officeooo:rsid="000b01d0" officeooo:paragraph-rsid="000b01d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91b72" officeooo:paragraph-rsid="00091b72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Times New Roman" fo:font-size="9pt" officeooo:rsid="00091b72" officeooo:paragraph-rsid="00091b72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0fa9e1" officeooo:paragraph-rsid="000fa9e1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officeooo:rsid="000b01d0" officeooo:paragraph-rsid="000b01d0" style:font-size-asian="16pt" style:font-size-complex="16pt"/>
    </style:style>
    <style:style style:name="T1" style:family="text">
      <style:text-properties officeooo:rsid="00091b72"/>
    </style:style>
    <style:style style:name="T2" style:family="text">
      <style:text-properties officeooo:rsid="000b01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01d0" style:font-weight-asian="bold" style:font-weight-complex="bold"/>
    </style:style>
    <style:style style:name="T5" style:family="text">
      <style:text-properties fo:font-weight="bold" officeooo:rsid="0014af7b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704c"/>
    </style:style>
    <style:style style:name="T8" style:family="text">
      <style:text-properties officeooo:rsid="00113771"/>
    </style:style>
    <style:style style:name="T9" style:family="text">
      <style:text-properties officeooo:rsid="0012d7d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bc7b" style:font-weight-asian="normal" style:font-weight-complex="normal"/>
    </style:style>
    <style:style style:name="T12" style:family="text">
      <style:text-properties officeooo:rsid="00164bf6"/>
    </style:style>
    <style:style style:name="T13" style:family="text">
      <style:text-properties officeooo:rsid="0017bc7b"/>
    </style:style>
    <style:style style:name="T14" style:family="text">
      <style:text-properties officeooo:rsid="001b47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EN DE PHP</text:p>
      <text:p text:style-name="P2"/>
      <text:p text:style-name="P13"><text:span text:style-name="T8">22</text:span> DE FEBRERO DE 2019</text:p>
      <text:p text:style-name="P2"/>
      <text:p text:style-name="P2"/>
      <text:p text:style-name="P12">OBJETIVOS</text:p>
      <text:p text:style-name="P3"/>
      <text:p text:style-name="P4">1. <text:span text:style-name="T2">A partir del fichero </text:span><text:span text:style-name="T4">equipos.txt</text:span><text:span text:style-name="T2">, crear la tabla </text:span><text:span text:style-name="T4">equipos.</text:span></text:p>
      <text:p text:style-name="P10"/>
      <text:p text:style-name="P4"/>
      <text:p text:style-name="P5">2. <text:span text:style-name="T1">. </text:span>A partir de los ficheros <text:span text:style-name="T3">partidos.txt,</text:span> crear la tabla <text:span text:style-name="T3">partidos</text:span>. Si <text:span text:style-name="T14">t</text:span>e decides no hacer estos dos ejercicios, <text:span text:style-name="T14">hay</text:span> un fichero conteniendo la base de datos, las tablas y los registros. Rest<text:span text:style-name="T13">á</text:span>uralas . Se llama <text:span text:style-name="T3">backupConDatos.sql.</text:span></text:p>
      <text:p text:style-name="P11"/>
      <text:p text:style-name="P5"/>
      <text:p text:style-name="P5">3. Desarrollar <text:span text:style-name="T14">el código que</text:span> genere la clasificación a partir de ambas tablas.</text:p>
      <text:p text:style-name="P5">El asociativo debe tener como clave el nombre corto (tres letras). <text:s/><text:span text:style-name="T9">La clave es un objeto de la clase Equipo. <text:s/></text:span>Debe implementarse la lógica para que se calcule, en cada partido, qué equipo gana, pierde o empata. Sumar los goles a favor/contra. La salida del <text:span text:style-name="T6">var_dump </text:span>de dicho objeto se encuentra en el fichero <text:s text:c="3"/><text:span text:style-name="T5">var_dumpAsociativoEquipos</text:span><text:span text:style-name="T3">.txt.</text:span></text:p>
      <text:p text:style-name="P5"><text:span text:style-name="T3"/></text:p>
      <text:p text:style-name="P6">Si no consigues obtener el objeto usando PHP, puedes editar el fichero anterior , modificando su contenido. Lo puedes usar en el ejercicio <text:s/>4.</text:p>
      <text:p text:style-name="P6"/>
      <text:p text:style-name="P6"/>
      <text:p text:style-name="P5">4. Mostrar la clasificación <text:span text:style-name="T12">en una tabla</text:span> , ordenada por los puntos de cada <text:span text:style-name="T7">equipo, recorriendo el asociativo obtenido en el ejercicio anterior. Se valora poner los datos en un tabla o similar.</text:span></text:p>
      <text:p text:style-name="P5"/>
      <text:p text:style-name="P7"/>
      <text:p text:style-name="P9">Ver el vídeo <text:s/>e implementar la funcionalidad y la salida que se muestra, no otra.</text:p>
      <text:p text:style-name="P7"/>
      <text:p text:style-name="P7"/>
      <text:p text:style-name="P8"/>
      <text:p text:style-name="P8"/>
      <text:p text:style-name="P8"/>
      <text:p text:style-name="P8"><text:soft-page-break/></text:p>
      <text:p text:style-name="P8"/>
      <text:p text:style-name="P8">VALORACION DE LOS EJERCICIOS</text:p>
      <text:p text:style-name="P7"/>
      <text:p text:style-name="P7"><text:span text:style-name="T3">1. <text:s/></text:span><text:s text:c="2"/>2 PUNTOS</text:p>
      <text:p text:style-name="P7"><text:span text:style-name="T3">2.</text:span> <text:s text:c="3"/>2 PUNTOS</text:p>
      <text:p text:style-name="P7"><text:span text:style-name="T3">3</text:span>. <text:s text:c="3"/><text:span text:style-name="T13">4</text:span> PUNTOS</text:p>
      <text:p text:style-name="P7"><text:span text:style-name="T3">4. <text:s text:c="3"/></text:span><text:span text:style-name="T11">2</text:span><text:span text:style-name="T10"> PUNTOS</text:span></text:p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Rubio</meta:initial-creator>
    <meta:creation-date>2019-02-16T12:59:29.008160973</meta:creation-date>
    <dc:date>2019-02-21T00:26:38.518000000</dc:date>
    <meta:editing-duration>PT6H52M38S</meta:editing-duration>
    <meta:editing-cycles>15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5" meta:word-count="213" meta:character-count="1252" meta:non-whitespace-character-count="1035"/>
  </office:meta>
</office:document-meta>
</file>